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9" table:default-cell-style-name="ce46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信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4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47"/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G2]-[.F2])" office:value-type="float" office:value="1400" calcext:value-type="float">
            <text:p>1,400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47"/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G3]-[.F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47"/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G4]-[.F4])" office:value-type="float" office:value="5468.00000000003" calcext:value-type="float">
            <text:p>5,46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47"/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G5]-[.F5])" office:value-type="float" office:value="1050" calcext:value-type="float">
            <text:p>1,050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47"/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G6]-[.F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47"/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G7]-[.F7])" office:value-type="float" office:value="4500" calcext:value-type="float">
            <text:p>4,500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47"/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G8]-[.F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47"/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G9]-[.F9])" office:value-type="float" office:value="1000" calcext:value-type="float">
            <text:p>1,000</text:p>
          </table:table-cell>
          <table:table-cell table:style-name="ce8" table:number-columns-repeated="16376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47"/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G10]-[.F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5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47"/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G11]-[.F11])" office:value-type="float" office:value="2600.00000000002" calcext:value-type="float">
            <text:p>2,600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47"/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G12]-[.F12])" office:value-type="float" office:value="120.000000000027" calcext:value-type="float">
            <text:p>120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47"/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]*([.G13]-[.F13])" office:value-type="float" office:value="6190.00000000006" calcext:value-type="float">
            <text:p>6,190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47"/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14]*([.G14]-[.F14])" office:value-type="float" office:value="4476.00000000002" calcext:value-type="float">
            <text:p>4,476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40" office:value-type="date" office:date-value="2023-12-14" calcext:value-type="date">
            <text:p>2023/12/1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300" calcext:value-type="float">
            <text:p>300</text:p>
          </table:table-cell>
          <table:table-cell table:style-name="ce47"/>
          <table:table-cell table:style-name="ce28" office:value-type="float" office:value="1558.27" calcext:value-type="float">
            <text:p>1,558.3</text:p>
          </table:table-cell>
          <table:table-cell table:style-name="ce28" office:value-type="float" office:value="1568" calcext:value-type="float">
            <text:p>1,568.0</text:p>
          </table:table-cell>
          <table:table-cell table:style-name="ce10" table:formula="of:=[.D15]*([.G15]-[.F15])" office:value-type="float" office:value="2919.00000000001" calcext:value-type="float">
            <text:p>2,919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14" calcext:value-type="date">
            <text:p>2023/12/1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300" calcext:value-type="float">
            <text:p>300</text:p>
          </table:table-cell>
          <table:table-cell table:style-name="ce47"/>
          <table:table-cell table:style-name="ce28" office:value-type="float" office:value="1558.27" calcext:value-type="float">
            <text:p>1,558.3</text:p>
          </table:table-cell>
          <table:table-cell table:style-name="ce28" office:value-type="float" office:value="1575" calcext:value-type="float">
            <text:p>1,575.0</text:p>
          </table:table-cell>
          <table:table-cell table:style-name="ce10" table:formula="of:=[.D16]*([.G16]-[.F16])" office:value-type="float" office:value="5019.00000000001" calcext:value-type="float">
            <text:p>5,019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14" calcext:value-type="date">
            <text:p>2023/12/1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300" calcext:value-type="float">
            <text:p>300</text:p>
          </table:table-cell>
          <table:table-cell table:style-name="ce47"/>
          <table:table-cell table:style-name="ce28" office:value-type="float" office:value="1558.27" calcext:value-type="float">
            <text:p>1,558.3</text:p>
          </table:table-cell>
          <table:table-cell table:style-name="ce28" office:value-type="float" office:value="1580" calcext:value-type="float">
            <text:p>1,580.0</text:p>
          </table:table-cell>
          <table:table-cell table:style-name="ce10" table:formula="of:=[.D17]*([.G17]-[.F17])" office:value-type="float" office:value="6519.00000000001" calcext:value-type="float">
            <text:p>6,519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14" calcext:value-type="date">
            <text:p>2023/12/1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100" calcext:value-type="float">
            <text:p>100</text:p>
          </table:table-cell>
          <table:table-cell table:style-name="ce47" office:value-type="string" calcext:value-type="string">
            <text:p>○</text:p>
          </table:table-cell>
          <table:table-cell table:style-name="ce28" office:value-type="float" office:value="1208.5" calcext:value-type="float">
            <text:p>1,208.5</text:p>
          </table:table-cell>
          <table:table-cell table:style-name="ce28" office:value-type="float" office:value="1229.5" calcext:value-type="float">
            <text:p>1,229.5</text:p>
          </table:table-cell>
          <table:table-cell table:style-name="ce10" table:formula="of:=[.D18]*([.G18]-[.F18])" office:value-type="float" office:value="2100" calcext:value-type="float">
            <text:p>2,100</text:p>
          </table:table-cell>
          <table:table-cell table:style-name="ce8" table:number-columns-repeated="16376"/>
        </table:table-row>
        <table:table-row table:style-name="ro1">
          <table:table-cell table:style-name="ce39" office:value-type="date" office:date-value="2023-12-15" calcext:value-type="date">
            <text:p>2023/12/15</text:p>
          </table:table-cell>
          <table:table-cell table:style-name="ce44" office:value-type="string" calcext:value-type="string">
            <text:p>Ｓａｎｓａｎ</text:p>
          </table:table-cell>
          <table:table-cell table:style-name="ce45" office:value-type="float" office:value="4443" calcext:value-type="float">
            <text:p>4443</text:p>
          </table:table-cell>
          <table:table-cell table:style-name="ce45" office:value-type="float" office:value="200" calcext:value-type="float">
            <text:p>200</text:p>
          </table:table-cell>
          <table:table-cell table:style-name="ce48"/>
          <table:table-cell table:style-name="ce43" office:value-type="float" office:value="1557.83" calcext:value-type="float">
            <text:p>1,557.8</text:p>
          </table:table-cell>
          <table:table-cell table:style-name="ce43" office:value-type="float" office:value="1578" calcext:value-type="float">
            <text:p>1,578.0</text:p>
          </table:table-cell>
          <table:table-cell table:style-name="ce58"/>
          <table:table-cell table:style-name="ce45" table:number-columns-repeated="2"/>
          <table:table-cell table:style-name="ce8" table:number-columns-repeated="16374"/>
        </table:table-row>
        <table:table-row table:style-name="ro1">
          <table:table-cell table:style-name="ce39" office:value-type="date" office:date-value="2023-12-15" calcext:value-type="date">
            <text:p>2023/12/15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864.68" calcext:value-type="float">
            <text:p>864.7</text:p>
          </table:table-cell>
          <table:table-cell office:value-type="float" office:value="864.8" calcext:value-type="float">
            <text:p>864.8</text:p>
          </table:table-cell>
          <table:table-cell table:number-columns-repeated="3"/>
          <table:table-cell table:style-name="ce8" table:number-columns-repeated="16374"/>
        </table:table-row>
        <table:table-row table:style-name="ro1">
          <table:table-cell table:style-name="ce39" office:value-type="date" office:date-value="2023-12-15" calcext:value-type="date">
            <text:p>2023/12/15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60.76" calcext:value-type="float">
            <text:p>760.8</text:p>
          </table:table-cell>
          <table:table-cell table:style-name="ce43" office:value-type="float" office:value="761" calcext:value-type="float">
            <text:p>761.0</text:p>
          </table:table-cell>
          <table:table-cell table:style-name="ce58"/>
          <table:table-cell table:number-columns-repeated="2"/>
          <table:table-cell table:style-name="ce8" table:number-columns-repeated="16374"/>
        </table:table-row>
        <table:table-row table:style-name="ro1">
          <table:table-cell table:style-name="ce39" office:value-type="date" office:date-value="2023-12-15" calcext:value-type="date">
            <text:p>2023/12/15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85.77" calcext:value-type="float">
            <text:p>1,285.8</text:p>
          </table:table-cell>
          <table:table-cell office:value-type="float" office:value="1296" calcext:value-type="float">
            <text:p>1,296.0</text:p>
          </table:table-cell>
          <table:table-cell table:number-columns-repeated="16377"/>
        </table:table-row>
        <table:table-row table:style-name="ro1">
          <table:table-cell office:value-type="date" office:date-value="2023-12-15" calcext:value-type="date">
            <text:p>2023/12/15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36" calcext:value-type="float">
            <text:p>1,236.0</text:p>
          </table:table-cell>
          <table:table-cell office:value-type="float" office:value="1256" calcext:value-type="float">
            <text:p>1,256.0</text:p>
          </table:table-cell>
          <table:table-cell table:number-columns-repeated="3"/>
          <table:table-cell table:style-name="ce45" table:number-columns-repeated="16374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J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00/00/00</text:date>, <text:time style:data-style-name="N2" text:time-value="08:33:28.94593324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3-12-14T15:10:45.584126582</dc:date>
    <meta:editing-duration>P9DT20H18M58S</meta:editing-duration>
    <meta:editing-cycles>1171</meta:editing-cycles>
    <meta:document-statistic meta:table-count="3" meta:cell-count="1724" meta:object-count="0"/>
  </office:meta>
</office:document-meta>
</file>